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style:font-size-asian="10pt" style:font-size-complex="10pt"/>
    </style:style>
    <style:style style:name="P2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style:font-name="Calibri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 style:list-style-name="L1">
      <style:text-properties fo:color="#808080" style:font-name="Calibri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fo:color="#000000" style:font-name="Calibri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 style:list-style-name="L1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Calibri" fo:font-size="10pt" style:font-size-asian="10pt" style:font-size-complex="10pt"/>
    </style:style>
    <style:style style:name="T5" style:family="text">
      <style:text-properties fo:color="#0000ff" style:font-name="Calibri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ff420e" style:font-name="Calibri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ff0000" style:font-name="Calibri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808080" style:font-name="Calibri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808080" style:font-name="Calibri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-asian="Times New Roman1" style:font-name-complex="Times New Roman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ff3333" style:font-name="Calibri" fo:font-size="10pt" fo:font-weight="normal" style:font-size-asian="10pt" style:font-weight-asian="normal" style:font-size-complex="10pt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 SHPO-GIS-Database</text:p>
      <text:list xml:id="list27313466" text:style-name="L1">
        <text:list-item>
          <text:p text:style-name="P3"><text:span text:style-name="T1">Screen [name: </text:span><text:span text:style-name="T5">Environmental Reviews</text:span><text:span text:style-name="T1">] ][</text:span><text:span text:style-name="T9">access:</text:span><text:span text:style-name="T1">(public)(gov)(registrant)(ER)][process:] [show-above-tier:2][width:750px][interface:user] [order:B]</text:span></text:p>
          <text:list>
            <text:list-item>
              <text:p text:style-name="P4">[definition: Current and incomplete applications]</text:p>
            </text:list-item>
            <text:list-item>
              <text:p text:style-name="P4">Header [text: Banner Image]</text:p>
            </text:list-item>
            <text:list-item>
              <text:p text:style-name="P3"><text:span text:style-name="T1">Title [text: </text:span><text:span text:style-name="T6">Environmental Reviews</text:span><text:span text:style-name="T1">]</text:span></text:p>
              <text:p text:style-name="P4"/>
              <text:p text:style-name="P4"/>
            </text:list-item>
            <text:list-item>
              <text:p text:style-name="P3"><text:span text:style-name="T2">Registration</text:span><text:span text:style-name="T1"> <text:s/>[type: goto-button][</text:span><text:span text:style-name="T9">access:</text:span><text:span text:style-name="T1">(public)(gov)(registrant)(ER)][goto:Registration]</text:span></text:p>
            </text:list-item>
            <text:list-item>
              <text:p text:style-name="P3"><text:span text:style-name="T2">Ask SHPO</text:span><text:span text:style-name="T1"> [type: new-button][</text:span><text:span text:style-name="T9">access:</text:span><text:span text:style-name="T1">(public)(gov)(registrant)(ER)]</text:span></text:p>
            </text:list-item>
            <text:list-item>
              <text:p text:style-name="P3"><text:span text:style-name="T2">Terms of Use</text:span><text:span text:style-name="T3"> </text:span><text:span text:style-name="T1">[type: goto-button][</text:span><text:span text:style-name="T9">access:</text:span><text:span text:style-name="T1">(public)(gov)(registrant)(ER)][goto:Terms of Use]</text:span></text:p>
            </text:list-item>
            <text:list-item>
              <text:p text:style-name="P3"><text:span text:style-name="T2">Logout</text:span><text:span text:style-name="T1"> [type: logout-button][</text:span><text:span text:style-name="T9">access:</text:span><text:span text:style-name="T1">(public)(gov)(registrant)(ER)][goto:]</text:span></text:p>
            </text:list-item>
          </text:list>
          <text:p text:style-name="P4"/>
          <text:list text:continue-numbering="true">
            <text:list-item>
              <text:p text:style-name="P4"/>
            </text:list-item>
            <text:list-item>
              <text:p text:style-name="P5">#### Note to (Gov) </text:p>
            </text:list-item>
            <text:list-item>
              <text:p text:style-name="P3"><text:span text:style-name="T1">Screen [name: Note to (Gov) Label][type:textblock][interface:user][</text:span><text:span text:style-name="T9">access:</text:span><text:span text:style-name="T1">(gov)(registrant)(ER)]</text:span></text:p>
              <text:list>
                <text:list-item>
                  <text:p text:style-name="P4">[definition: Describes the purpose of the Screen for the reader]</text:p>
                </text:list-item>
                <text:list-item>
                  <text:p text:style-name="P3"><text:span text:style-name="T1">Data-Controls [name:PD_Data-Control][ table: </text:span><text:span text:style-name="T7">Screen_Labels</text:span><text:span text:style-name="T1">]</text:span></text:p>
                  <text:list>
                    <text:list-item>
                      <text:p text:style-name="P4">Label [text: Please note, <text:s/>you cannot alter information provided by the applicant.]</text:p>
                      <text:p text:style-name="P4"/>
                    </text:list-item>
                    <text:list-item>
                      <text:p text:style-name="P4"/>
                    </text:list-item>
                  </text:list>
                </text:list-item>
              </text:list>
            </text:list-item>
            <text:list-item>
              <text:p text:style-name="P3"><text:span text:style-name="T10">Grid</text:span><text:span text:style-name="T1"> [name: </text:span><text:span text:style-name="T6">Environmental Reviews in Progress</text:span><text:span text:style-name="T1">][title:</text:span><text:span text:style-name="T6">Environmental Reviews in Progress</text:span><text:span text:style-name="T1">][type:horizontal] [</text:span><text:span text:style-name="T9">access:</text:span><text:span text:style-name="T1">(public)(gov)(registrant)(ER)][width:600]</text:span></text:p>
              <text:list>
                <text:list-item>
                  <text:p text:style-name="P4">[definition: Grid for Active Environmental Reviews ]</text:p>
                </text:list-item>
                <text:list-item>
                  <text:p text:style-name="P3"><text:span text:style-name="T2">New</text:span><text:span text:style-name="T1"> [type: new-button][</text:span><text:span text:style-name="T9">access:</text:span><text:span text:style-name="T1">(public)(gov)(registrant)(ER)]</text:span></text:p>
                  <text:list>
                    <text:list-item>
                      <text:p text:style-name="P3"><text:span text:style-name="T1">Screen [name: </text:span><text:span text:style-name="T6">New Environmental Review Application</text:span><text:span text:style-name="T1">][type:overlay][right:create][interface:user] [</text:span><text:span text:style-name="T9">access:</text:span><text:span text:style-name="T1">(public)(gov)(registrant)(ER)]</text:span></text:p>
                      <text:list>
                        <text:list-item>
                          <text:p text:style-name="P4">[definition: New Environmental Review Application interface]</text:p>
                        </text:list-item>
                        <text:list-item>
                          <text:p text:style-name="P3"><text:span text:style-name="T1">Data-Controls [name: DC</text:span><text:span text:style-name="T7">Applications_In_Progress </text:span><text:span text:style-name="T1">][table: </text:span><text:span text:style-name="T7">Applications_In_Progress</text:span><text:span text:style-name="T1">]</text:span></text:p>
                          <text:list>
                            <text:list-item>
                              <text:p text:style-name="P4">Hidden-Value [name:aip_type][value:Environmental-Review]</text:p>
                            </text:list-item>
                            <text:list-item>
                              <text:p text:style-name="P4">Hidden-Value [name:aip_owner][value:smythjt@yahoo.com]</text:p>
                            </text:list-item>
                          </text:list>
                        </text:list-item>
                        <text:list-item>
                          <text:p text:style-name="P4"><text:span text:style-name="T8">Close</text:span>[type: close-button]</text:p>
                        </text:list-item>
                        <text:list-item>
                          <text:p text:style-name="P3"><text:span text:style-name="T2">Save</text:span><text:span text:style-name="T1"> [type: save-button][</text:span><text:span text:style-name="T9">access:</text:span><text:span text:style-name="T1">(public)(registrant)(ER)]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">Data-Controls [name: <text:s/>GridDC][table: Applications_In_Progress]</text:p>
                  <text:list>
                    <text:list-item>
                      <text:p text:style-name="P3"><text:span text:style-name="T2">Edit</text:span><text:span text:style-name="T1"> [type: edit-button][</text:span><text:span text:style-name="T9">access:</text:span><text:span text:style-name="T1">(public)(gov)(registrant)(ER)]</text:span></text:p>
                      <text:list>
                        <text:list-item>
                          <text:p text:style-name="P3"><text:span text:style-name="T1">Screen [name: </text:span><text:span text:style-name="T6">Change Environmental Review Application</text:span><text:span text:style-name="T1">][type:overlay][right:update][interface:user][</text:span><text:span text:style-name="T9">access:</text:span><text:span text:style-name="T1">(public)(gov)(registrant)(ER)]</text:span></text:p>
                          <text:list>
                            <text:list-item>
                              <text:p text:style-name="P4">[definition: Edit Environmental Review interface]</text:p>
                            </text:list-item>
                            <text:list-item>
                              <text:p text:style-name="P3"><text:span text:style-name="T1">Data-Controls [name: DCNAT</text:span><text:span text:style-name="T7">Applications_In_Progress </text:span><text:span text:style-name="T1">][table: </text:span><text:span text:style-name="T7">Applications_In_Progress</text:span><text:span text:style-name="T1">]</text:span></text:p>
                              <text:list>
                                <text:list-item>
                                  <text:p text:style-name="P4">Hidden-Value[name:aip_type][value:Environmental-Review]</text:p>
                                </text:list-item>
                              </text:list>
                            </text:list-item>
                            <text:list-item>
                              <text:p text:style-name="P4"><text:span text:style-name="T8">Close</text:span>[type: close-button]</text:p>
                            </text:list-item>
                            <text:list-item>
                              <text:p text:style-name="P3"><text:span text:style-name="T2">Save</text:span><text:span text:style-name="T1"> [type: save-button][</text:span><text:span text:style-name="T9">access:</text:span><text:span text:style-name="T1">(public)(registrant)(ER)]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/>
            </text:list-item>
            <text:list-item>
              <text:p text:style-name="P4"/>
            </text:list-item>
            <text:list-item>
              <text:p text:style-name="P6"/>
            </text:list-item>
            <text:list-item>
              <text:p text:style-name="P7">#### COMPLETED REVIEW</text:p>
            </text:list-item>
            <text:list-item>
              <text:p text:style-name="P3"><text:span text:style-name="T1">Screen [name: Completed Reviews][type:textblock][interface:user][</text:span><text:span text:style-name="T9">access:</text:span><text:span text:style-name="T1">(public)(gov)(registrant)(ER)] </text:span></text:p>
              <text:list>
                <text:list-item>
                  <text:p text:style-name="P4">[definition: Describes the purpose of the Screen for the reader] </text:p>
                </text:list-item>
                <text:list-item>
                  <text:p text:style-name="P3"><text:span text:style-name="T1">Data-Controls [name:PD_Data-Control][ table: </text:span><text:span text:style-name="T7">Screen_Labels</text:span><text:span text:style-name="T1">] </text:span></text:p>
                  <text:list>
                    <text:list-item>
                      <text:p text:style-name="P8"><text:span text:style-name="T4">Label [text: </text:span><text:span text:style-name="T13">Your completed reviews</text:span><text:span text:style-name="T12">.</text:span><text:span text:style-name="T4">] </text:span></text:p>
                    </text:list-item>
                  </text:list>
                </text:list-item>
              </text:list>
            </text:list-item>
            <text:list-item>
              <text:p text:style-name="P3"><text:span text:style-name="T11">Grid</text:span><text:span text:style-name="T1"> [name: Completed Environmental Reviews][title: Completed Environmental Reviews][type:horizontal][</text:span><text:span text:style-name="T9">access:</text:span><text:span text:style-name="T1">(public)(gov)(registrant)(ER)][width:600]</text:span></text:p>
              <text:list>
                <text:list-item>
                  <text:p text:style-name="P4">[definition: Grid for Completed Applications ]</text:p>
                </text:list-item>
                <text:list-item>
                  <text:p text:style-name="P3"><text:span text:style-name="T1">Data-Controls [name: <text:s/>GridDCCompleted_Applications][table: </text:span><text:span text:style-name="T14">Applications_Completed</text:span><text:span text:style-name="T1">]</text:span></text:p>
                </text:list-item>
              </text:list>
            </text:list-item>
            <text:list-item>
              <text:p text:style-name="P4">Disclaimer [text:]</text:p>
            </text:list-item>
            <text:list-item>
              <text:p text:style-name="P4">Footer [text: footer]</text:p>
            </text:list-item>
          </text:list>
          <text:p text:style-name="P4"/>
        </text:list-item>
      </text:list>
      <text:p text:style-name="P2"/>
      <text:list xml:id="list35557126" text:continue-numbering="true" text:style-name="L1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3DT8H46M45S</meta:editing-duration>
    <meta:editing-cycles>154</meta:editing-cycles>
    <meta:generator>OpenOffice.org/3.3$Win32 OpenOffice.org_project/330m20$Build-9567</meta:generator>
    <dc:date>2011-12-22T15:43:01.86</dc:date>
    <dc:creator>James Wilfong</dc:creator>
    <meta:document-statistic meta:table-count="0" meta:image-count="0" meta:object-count="0" meta:page-count="1" meta:paragraph-count="42" meta:word-count="241" meta:character-count="3140"/>
    <meta:user-defined meta:name="Info 1"/>
    <meta:user-defined meta:name="Info 2"/>
    <meta:user-defined meta:name="Info 3"/>
    <meta:user-defined meta:name="Info 4"/>
  </office:meta>
</office:document-meta>
</file>